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397cm" style:rel-column-width="792*"/>
    </style:style>
    <style:style style:name="Table1.B" style:family="table-column">
      <style:table-column-properties style:column-width="1.693cm" style:rel-column-width="960*"/>
    </style:style>
    <style:style style:name="Table1.C" style:family="table-column">
      <style:table-column-properties style:column-width="1.545cm" style:rel-column-width="876*"/>
    </style:style>
    <style:style style:name="Table1.F" style:family="table-column">
      <style:table-column-properties style:column-width="1.547cm" style:rel-column-width="87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K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d2d94" officeooo:paragraph-rsid="001d2d94"/>
    </style:style>
    <style:style style:name="P2" style:family="paragraph" style:parent-style-name="Standard">
      <style:text-properties fo:font-weight="bold" officeooo:rsid="001ed6a2" officeooo:paragraph-rsid="001ed6a2" style:font-weight-asian="bold" style:font-weight-complex="bold"/>
    </style:style>
    <style:style style:name="P3" style:family="paragraph" style:parent-style-name="Standard">
      <style:text-properties officeooo:rsid="001d2d94" officeooo:paragraph-rsid="001d2d94"/>
    </style:style>
    <style:style style:name="P4" style:family="paragraph" style:parent-style-name="Standard">
      <style:text-properties officeooo:rsid="0028d246" officeooo:paragraph-rsid="0028d246"/>
    </style:style>
    <style:style style:name="P5" style:family="paragraph" style:parent-style-name="Standard">
      <style:text-properties fo:font-size="14pt" fo:font-weight="bold" officeooo:rsid="0028d246" officeooo:paragraph-rsid="0028d246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2902f2" officeooo:paragraph-rsid="002902f2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8d4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8ec2eb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ab7e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11df320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ffc8" officeooo:paragraph-rsid="002b9d6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84d" officeooo:paragraph-rsid="002d6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officeooo:rsid="002f61e3" officeooo:paragraph-rsid="002f61e3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b68d4e" officeooo:paragraph-rsid="002902f2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3f02" officeooo:paragraph-rsid="002aab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2f2" officeooo:paragraph-rsid="002902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341f" officeooo:paragraph-rsid="002b34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333" officeooo:paragraph-rsid="002e3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61e3" officeooo:paragraph-rsid="002f61e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ed6a2"/>
    </style:style>
    <style:style style:name="T2" style:family="text">
      <style:text-properties officeooo:rsid="0020a17b"/>
    </style:style>
    <style:style style:name="T3" style:family="text">
      <style:text-properties officeooo:rsid="00220da9"/>
    </style:style>
    <style:style style:name="T4" style:family="text">
      <style:text-properties officeooo:rsid="00235ae2"/>
    </style:style>
    <style:style style:name="T5" style:family="text">
      <style:text-properties officeooo:rsid="00245326"/>
    </style:style>
    <style:style style:name="T6" style:family="text">
      <style:text-properties officeooo:rsid="00259d56"/>
    </style:style>
    <style:style style:name="T7" style:family="text">
      <style:text-properties officeooo:rsid="002611ee"/>
    </style:style>
    <style:style style:name="T8" style:family="text">
      <style:text-properties officeooo:rsid="002902f2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officeooo:rsid="008ec2eb"/>
    </style:style>
    <style:style style:name="T11" style:family="text">
      <style:text-properties officeooo:rsid="00bdfc86"/>
    </style:style>
    <style:style style:name="T12" style:family="text">
      <style:text-properties officeooo:rsid="00bbf25b"/>
    </style:style>
    <style:style style:name="T13" style:family="text">
      <style:text-properties officeooo:rsid="0091d637"/>
    </style:style>
    <style:style style:name="T14" style:family="text">
      <style:text-properties officeooo:rsid="00b68d4e"/>
    </style:style>
    <style:style style:name="T15" style:family="text">
      <style:text-properties officeooo:rsid="011c76a9"/>
    </style:style>
    <style:style style:name="T16" style:family="text">
      <style:text-properties officeooo:rsid="011df320"/>
    </style:style>
    <style:style style:name="T17" style:family="text">
      <style:text-properties officeooo:rsid="009ddd0f"/>
    </style:style>
    <style:style style:name="T18" style:family="text">
      <style:text-properties officeooo:rsid="00c0436b"/>
    </style:style>
    <style:style style:name="T19" style:family="text">
      <style:text-properties officeooo:rsid="002e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5">System file check</text:p>
      <text:p text:style-name="P1"/>
      <text:p text:style-name="P2">31/Aug/2022</text:p>
      <text:p text:style-name="P1"/>
      <text:p text:style-name="P1">PCB_1 updated from Hex file repository</text:p>
      <text:p text:style-name="P1"/>
      <text:p text:style-name="P1">All projects reviewed and given final update</text:p>
      <text:p text:style-name="P1"/>
      <text:p text:style-name="P1"/>
      <text:p text:style-name="P1">Recompile and check no changes to hex files</text:p>
      <text:p text:style-name="P1"><text:tab/>cal_one_wire_comms<text:tab/><text:tab/><text:tab/><text:tab/><text:tab/><text:tab/><text:span text:style-name="T1">OK</text:span><text:tab/><text:tab/><text:tab/><text:tab/><text:tab/></text:p>
      <text:p text:style-name="P1"><text:tab/>CP2102_bootloader<text:tab/><text:tab/><text:tab/><text:tab/><text:tab/><text:tab/><text:span text:style-name="T7">OK</text:span></text:p>
      <text:p text:style-name="P1"><text:tab/>CP2102_miniOS<text:tab/><text:tab/><text:tab/><text:tab/><text:tab/><text:tab/><text:span text:style-name="T6">OK</text:span></text:p>
      <text:p text:style-name="P1"><text:tab/>CP2102_UPDI_Programmer<text:tab/><text:tab/><text:tab/><text:tab/><text:tab/><text:span text:style-name="T1">OK</text:span></text:p>
      <text:p text:style-name="P1"><text:tab/>FP_arithmetic<text:tab/><text:tab/><text:tab/><text:tab/><text:tab/><text:tab/><text:tab/><text:span text:style-name="T2">OK</text:span></text:p>
      <text:p text:style-name="P1"><text:tab/>Recal_328_using_crystal<text:tab/><text:tab/><text:tab/><text:tab/><text:tab/><text:span text:style-name="T3">OK</text:span></text:p>
      <text:p text:style-name="P1"><text:tab/>UNO_Calibrates_328<text:tab/><text:tab/><text:tab/><text:tab/><text:tab/><text:tab/><text:span text:style-name="T4">OK</text:span></text:p>
      <text:p text:style-name="P1"><text:tab/>UNO_programs_328<text:tab/><text:tab/><text:tab/><text:tab/><text:tab/><text:tab/><text:span text:style-name="T5">OK</text:span></text:p>
      <text:p text:style-name="P1"/>
      <text:p text:style-name="P4">Verification of bootloader hex file<text:tab/><text:tab/><text:tab/><text:tab/><text:tab/>OK</text:p>
      <text:p text:style-name="P4"/>
      <text:p text:style-name="P4"/>
      <text:p text:style-name="P4"/>
      <text:p text:style-name="P6">PCB test:</text:p>
      <text:p text:style-name="P6"/>
      <text:p text:style-name="P14">Connect UNO</text:p>
      <text:p text:style-name="P6"/>
      <text:p text:style-name="P6"><text:span text:style-name="T19">1.<text:tab/></text:span>Open “UNO_programs_328” and upload to UNO</text:p>
      <text:p text:style-name="P16">Upload <text:span text:style-name="T8">and run UNO_Calibrates_328.</text:span></text:p>
      <text:p text:style-name="P18"><text:span text:style-name="T10">S</text:span>elect User cal as 144<text:tab/><text:tab/>(Default is 145)</text:p>
      <text:p text:style-name="P18"/>
      <text:p text:style-name="P16"><text:span text:style-name="T19">2.<text:tab/></text:span>Upload <text:span text:style-name="T11">and run</text:span></text:p>
      <text:p text:style-name="P15">CP<text:span text:style-name="T10">2102_UPDI_Programmer</text:span></text:p>
      <text:p text:style-name="P7">Upload mini-OS <text:span text:style-name="T12">to ATtiny1606</text:span></text:p>
      <text:p text:style-name="P7"/>
      <text:p text:style-name="P17"><text:span text:style-name="T19">3.<text:tab/></text:span>Upload <text:span text:style-name="T11">and run</text:span></text:p>
      <text:p text:style-name="P8"><text:span text:style-name="T13">c</text:span>al_one_wire_comm<text:span text:style-name="T14">s.hex</text:span></text:p>
      <text:p text:style-name="P9">Select one_wire_comms_cal as -10</text:p>
      <text:p text:style-name="P9"/>
      <text:p text:style-name="P17"><text:span text:style-name="T19">4.<text:tab/></text:span>Upload <text:span text:style-name="T11">and run bootloader.hex</text:span></text:p>
      <text:p text:style-name="P19">Disconnect the UNO</text:p>
      <text:p text:style-name="P19">POR PCB111000_CP2102<text:tab/>Default app runs</text:p>
      <text:p text:style-name="P19">Pulse reset control switch</text:p>
      <text:p text:style-name="P19">Upload “Recal_328_using_crystal”</text:p>
      <text:p text:style-name="P19">Select user cal of 143</text:p>
      <text:p text:style-name="P19"/>
      <text:p text:style-name="P10"><text:span text:style-name="T19">5.<text:tab/></text:span>Power cycle with reset control switch pressed to get the <text:s/><text:span text:style-name="T15">p/r/t/D prompt </text:span>and press D to get the default application.</text:p>
      <text:p text:style-name="P11">Press and hold <text:s/><text:span text:style-name="T16">reset control switch </text:span>to get high intensity</text:p>
      <text:p text:style-name="P11">POR to revert to low intensity</text:p>
      <text:p text:style-name="P11">Pulse <text:span text:style-name="T16">reset control switch </text:span>to get p/r/t/D prompt</text:p>
      <text:p text:style-name="P12"><text:soft-page-break/><text:span text:style-name="T18">Upload and r</text:span>un “<text:span text:style-name="T17">Floating_point_numbers” </text:span></text:p>
      <text:p text:style-name="P12"/>
      <text:p text:style-name="P12"><text:span text:style-name="T19">6.<text:tab/>Upload and check commentary: </text:span></text:p>
      <text:p text:style-name="P13"><text:span text:style-name="T19">7.<text:tab/></text:span>Upload <text:span text:style-name="T19">and run </text:span>“5E_e_power_series (full)”</text:p>
      <text:p text:style-name="P13">Check that the commentary is still OK</text:p>
      <text:p text:style-name="P13"/>
      <text:p text:style-name="P13"/>
      <text:p text:style-name="P13">Tests</text:p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C" table:number-columns-repeated="4"/>
        <table:table-column table:style-name="Table1.F"/>
        <table:table-row>
          <table:table-cell table:style-name="Table1.A1" office:value-type="string">
            <text:p text:style-name="P20"/>
          </table:table-cell>
          <table:table-cell table:style-name="Table1.B1" table:number-columns-spanned="10" office:value-type="string">
            <text:p text:style-name="P21">PCB num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Test</text:p>
          </table:table-cell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1">8</text:p>
          </table:table-cell>
          <table:table-cell table:style-name="Table1.A2" office:value-type="string">
            <text:p text:style-name="P21">9</text:p>
          </table:table-cell>
          <table:table-cell table:style-name="Table1.K2" office:value-type="string">
            <text:p text:style-name="P21">10</text:p>
          </table:table-cell>
        </table:table-row>
        <table:table-row>
          <table:table-cell table:style-name="Table1.A2" office:value-type="string">
            <text:p text:style-name="P21">1</text:p>
          </table:table-cell>
          <table:table-cell table:style-name="Table1.A2" office:value-type="string">
            <text:p text:style-name="P21">144/145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K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A2" office:value-type="string">
            <text:p text:style-name="P21">o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K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3</text:p>
          </table:table-cell>
          <table:table-cell table:style-name="Table1.A2" office:value-type="string">
            <text:p text:style-name="P21">o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K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2">143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K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2">o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K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6</text:p>
          </table:table-cell>
          <table:table-cell table:style-name="Table1.A2" office:value-type="string">
            <text:p text:style-name="P22">o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K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1">7</text:p>
          </table:table-cell>
          <table:table-cell table:style-name="Table1.A2" office:value-type="string">
            <text:p text:style-name="P22">ok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K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K2" office:value-type="string">
            <text:p text:style-name="P20"/>
          </table:table-cell>
        </table:table-row>
      </table:table>
      <text:p text:style-name="P13"/>
      <text:p text:style-name="P19"/>
      <text:p text:style-name="P19"/>
      <text:p text:style-name="P9"/>
      <text:p text:style-name="P9"/>
      <text:p text:style-name="P7"/>
      <text:p text:style-name="P7"/>
      <text:p text:style-name="P1"><text:tab/>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31T16:49:54.976000000</meta:creation-date>
    <meta:generator>LibreOffice/6.2.8.2$Windows_X86_64 LibreOffice_project/f82ddfca21ebc1e222a662a32b25c0c9d20169ee</meta:generator>
    <dc:date>2022-09-01T18:22:18.913000000</dc:date>
    <meta:editing-duration>PT57M37S</meta:editing-duration>
    <meta:editing-cycles>12</meta:editing-cycles>
    <meta:document-statistic meta:table-count="1" meta:image-count="0" meta:object-count="0" meta:page-count="2" meta:paragraph-count="69" meta:word-count="207" meta:character-count="1322" meta:non-whitespace-character-count="1117"/>
  </office:meta>
</office:document-meta>
</file>